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6FA0000073DF461AB3550682AA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41.75cm" fo:min-width="66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7cm" svg:height="4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0.48cm" svg:height="41.999cm" svg:x="13.26cm" svg:y="0.001cm">
          <draw:image xlink:href="Pictures/10000000000006FA0000073DF461AB3550682AA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7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0:53:19.921717100</meta:creation-date>
    <dc:date>2023-03-30T19:59:30.543960339</dc:date>
    <meta:editing-duration>PT9M24S</meta:editing-duration>
    <meta:editing-cycles>3</meta:editing-cycles>
    <meta:generator>LibreOffice/7.5.1.2$MacOSX_X86_64 LibreOffice_project/fcbaee479e84c6cd81291587d2ee68cba099e129</meta:generator>
    <meta:document-statistic meta:object-count="2"/>
  </office:meta>
</office:document-meta>
</file>